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style:contextual-spacing="false"/>
    </style:style>
    <style:style style:name="P2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>
      <loext:graphic-properties draw:fill="solid" draw:fill-color="#dddddd"/>
    </style:style>
    <style:style style:name="T1" style:family="text">
      <style:text-properties officeooo:rsid="001eed78"/>
    </style:style>
    <style:style style:name="T2" style:family="text">
      <style:text-properties officeooo:rsid="001a8c66"/>
    </style:style>
    <style:style style:name="gr1" style:family="graphic">
      <style:graphic-properties draw:stroke="dash" draw:stroke-dash="Dash" svg:stroke-width="0cm" svg:stroke-color="#000000" svg:stroke-linecap="butt" draw:fill="solid" draw:fill-color="#dddddd" fo:min-height="0.9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10</text:p>
      <text:h text:style-name="P1" text:outline-level="1">Aim : Write A Program To Implement Different <text:span text:style-name="T1">Sorting</text:span> Algorithm In Python.</text:h>
      <text:p text:style-name="P2"/>
      <text:p text:style-name="P2">1. Bubble Sort</text:p>
      <text:p text:style-name="P3"># Bubble Sort</text:p>
      <text:p text:style-name="P3"/>
      <text:p text:style-name="P3">def swap(L,x,y):</text:p>
      <text:p text:style-name="P3"><text:s text:c="4"/>temp=L[x]</text:p>
      <text:p text:style-name="P3"><text:s text:c="4"/>L[x]=L[y]</text:p>
      <text:p text:style-name="P3"><text:s text:c="4"/>L[y]=temp</text:p>
      <text:p text:style-name="P3"/>
      <text:p text:style-name="P3">def bubbleSort(list):</text:p>
      <text:p text:style-name="P3"><text:s text:c="4"/>for i in range(len(list)):</text:p>
      <text:p text:style-name="P3"><text:s text:c="8"/>for k in range (len(list)-1,i,-1):</text:p>
      <text:p text:style-name="P3"><text:s text:c="12"/>if (list[k]&lt;list[k-1]):</text:p>
      <text:p text:style-name="P3"><text:s text:c="16"/>swap(list,k,k-1)</text:p>
      <text:p text:style-name="P3"><text:s text:c="16"/></text:p>
      <text:p text:style-name="P3"><text:s text:c="4"/>return list</text:p>
      <text:p text:style-name="P3"/>
      <text:p text:style-name="P3"># Test Case</text:p>
      <text:p text:style-name="P3">list = [1,2,39,5,32,3,3,21,43,5,2]</text:p>
      <text:p text:style-name="P3">print("Unsorted List : ",list)</text:p>
      <text:p text:style-name="P3">print("Sorted List",bubbleSort(list))</text:p>
      <text:p text:style-name="P4"><draw:frame text:anchor-type="paragraph" draw:z-index="0" draw:name="Text Frame 1" draw:style-name="gr1" draw:text-style-name="P5" svg:width="10.24cm" svg:height="0.976cm" svg:x="-0.072cm" svg:y="0.157cm"><draw:text-box><text:p>Unsorted List : <text:s/>[1, 2, 39, 5, 32, 3, 3, 21, 43, 5, 2]</text:p><text:p>Sorted List [1, 2, 2, 3, 3, 5, 5, 21, 32, 39, 43]</text:p></draw:text-box></draw:frame></text:p>
      <text:p text:style-name="P4"/>
      <text:p text:style-name="P2"/>
      <text:p text:style-name="P2">2. Insertion Sort</text:p>
      <text:p text:style-name="P3"># Insertion Sort <text:s text:c="3"/></text:p>
      <text:p text:style-name="P3"/>
      <text:p text:style-name="P3">def insertionSort(list):</text:p>
      <text:p text:style-name="P3"><text:s text:c="4"/>for e in list:</text:p>
      <text:p text:style-name="P3"><text:s text:c="8"/>i = list.index(e)</text:p>
      <text:p text:style-name="P3"><text:s text:c="8"/>while i &lt; len(list)-1:</text:p>
      <text:p text:style-name="P3"><text:s text:c="12"/>if list[i]&gt;list[i+1]:</text:p>
      <text:p text:style-name="P3"><text:s text:c="16"/>list[i],list[i+1]=list[i+1], list[i]</text:p>
      <text:p text:style-name="P3"><text:s text:c="12"/>else:</text:p>
      <text:p text:style-name="P3"><text:s text:c="16"/>break</text:p>
      <text:p text:style-name="P3"><text:s text:c="12"/>i-=1</text:p>
      <text:p text:style-name="P3"/>
      <text:p text:style-name="P3"><text:s text:c="4"/>return list <text:s text:c="3"/></text:p>
      <text:p text:style-name="P3"/>
      <text:p text:style-name="P3"># Test Case</text:p>
      <text:p text:style-name="P3">list = [1,2,39,5,32,3,3,21,43,5,2]</text:p>
      <text:p text:style-name="P3">print("Unsorted List : ",list)</text:p>
      <text:p text:style-name="P3">print("Sorted List",insertionSort(list))</text:p>
      <text:p text:style-name="P4"><draw:frame text:anchor-type="paragraph" draw:z-index="1" draw:name="Text Frame 2" draw:style-name="gr1" draw:text-style-name="P5" svg:width="10.24cm" svg:height="0.976cm" svg:x="-0.072cm" svg:y="0.157cm"><draw:text-box><text:p>Unsorted List : <text:s/>[1, 2, 39, 5, 32, 3, 3, 21, 43, 5, 2]</text:p><text:p>Sorted List [1, 2, 2, 3, 3, 5, 5, 21, 32, 39, 43]</text:p></draw:text-box></draw:frame></text:p>
      <text:p text:style-name="P2"/>
      <text:p text:style-name="P2"><text:soft-page-break/>3. <text:span text:style-name="T2">Selection</text:span> Sort</text:p>
      <text:p text:style-name="Standard"># Selection Sort</text:p>
      <text:p text:style-name="Standard"/>
      <text:p text:style-name="Standard">def selectionSort(list):</text:p>
      <text:p text:style-name="Standard"><text:s text:c="4"/>for i in range(len(list)):</text:p>
      <text:p text:style-name="Standard"><text:s text:c="8"/>min = i</text:p>
      <text:p text:style-name="Standard"><text:s text:c="8"/>for j in range (i+1,len(list)):</text:p>
      <text:p text:style-name="Standard"><text:s text:c="12"/>if list[min] &gt; list[j]:</text:p>
      <text:p text:style-name="Standard"><text:s text:c="16"/>min=j</text:p>
      <text:p text:style-name="Standard"><text:s text:c="8"/>list[min],list[i]=list[i],list[min]</text:p>
      <text:p text:style-name="Standard"/>
      <text:p text:style-name="Standard"><text:s text:c="4"/>return list</text:p>
      <text:p text:style-name="Standard"><text:s text:c="8"/></text:p>
      <text:p text:style-name="Standard"># Test Case</text:p>
      <text:p text:style-name="Standard">list = [1,2,39,5,32,3,3,21,43,5,2]</text:p>
      <text:p text:style-name="Standard">print("Unsorted List : ",list)</text:p>
      <text:p text:style-name="Standard">print("Sorted List",selectionSort(list))</text:p>
      <text:p text:style-name="Standard"><draw:frame text:anchor-type="paragraph" draw:z-index="2" draw:name="Text Frame 3" draw:style-name="gr1" draw:text-style-name="P5" svg:width="10.24cm" svg:height="0.976cm" svg:x="-0.072cm" svg:y="0.157cm"><draw:text-box><text:p>Unsorted List : <text:s/>[1, 2, 39, 5, 32, 3, 3, 21, 43, 5, 2]</text:p><text:p>Sorted List [1, 2, 2, 3, 3, 5, 5, 21, 32, 39, 43]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4T12:46:42.784355600</meta:creation-date>
    <dc:date>2025-03-05T13:52:47.363071100</dc:date>
    <meta:editing-duration>PT8M27S</meta:editing-duration>
    <meta:editing-cycles>5</meta:editing-cycles>
    <meta:generator>LibreOffice/25.2.1.2$Windows_X86_64 LibreOffice_project/d3abf4aee5fd705e4a92bba33a32f40bc4e56f49</meta:generator>
    <meta:document-statistic meta:table-count="0" meta:image-count="0" meta:object-count="0" meta:page-count="2" meta:paragraph-count="50" meta:word-count="134" meta:character-count="1258" meta:non-whitespace-character-count="932"/>
  </office:meta>
</office:document-meta>
</file>